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2db5c7" style:font-size-asian="14pt" style:font-size-complex="14pt"/>
    </style:style>
    <style:style style:name="P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0bb06" style:font-size-asian="14pt" style:font-size-complex="14pt"/>
    </style:style>
    <style:style style:name="P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31bcb1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2fced2"/>
    </style:style>
    <style:style style:name="P7" style:family="paragraph" style:parent-style-name="Standard">
      <style:paragraph-properties fo:margin-top="0.101cm" fo:margin-bottom="0cm" loext:contextual-spacing="false"/>
      <style:text-properties fo:font-size="18pt" officeooo:rsid="0000bb06" officeooo:paragraph-rsid="0000bb06" style:font-size-asian="18pt" style:font-size-complex="18pt"/>
    </style:style>
    <style:style style:name="P8" style:family="paragraph" style:parent-style-name="Standard">
      <style:paragraph-properties fo:margin-top="0.101cm" fo:margin-bottom="0cm" loext:contextual-spacing="false"/>
      <style:text-properties officeooo:rsid="0000bb06" officeooo:paragraph-rsid="0000bb06"/>
    </style:style>
    <style:style style:name="P9" style:family="paragraph" style:parent-style-name="Standard">
      <style:paragraph-properties fo:margin-top="0.101cm" fo:margin-bottom="0cm" loext:contextual-spacing="false"/>
      <style:text-properties officeooo:paragraph-rsid="002fced2"/>
    </style:style>
    <style:style style:name="P10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1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2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71eca" officeooo:paragraph-rsid="00171eca"/>
    </style:style>
    <style:style style:name="P13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14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15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0bb06"/>
    </style:style>
    <style:style style:name="P16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11cc8"/>
    </style:style>
    <style:style style:name="P17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71eca"/>
    </style:style>
    <style:style style:name="P18" style:family="paragraph" style:parent-style-name="Standard" style:list-style-name="L3">
      <style:paragraph-properties fo:margin-top="0.101cm" fo:margin-bottom="0cm" loext:contextual-spacing="false"/>
      <style:text-properties officeooo:rsid="000300e3" officeooo:paragraph-rsid="000300e3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6f2ce" officeooo:paragraph-rsid="0006f2ce"/>
    </style:style>
    <style:style style:name="P20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2fced2"/>
    </style:style>
    <style:style style:name="P21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332e89"/>
    </style:style>
    <style:style style:name="T1" style:family="text">
      <style:text-properties officeooo:rsid="00047f42"/>
    </style:style>
    <style:style style:name="T2" style:family="text">
      <style:text-properties officeooo:rsid="0004dee5"/>
    </style:style>
    <style:style style:name="T3" style:family="text">
      <style:text-properties fo:color="#008000" officeooo:rsid="0007e753"/>
    </style:style>
    <style:style style:name="T4" style:family="text">
      <style:text-properties officeooo:rsid="000aaa88"/>
    </style:style>
    <style:style style:name="T5" style:family="text">
      <style:text-properties officeooo:rsid="00137936"/>
    </style:style>
    <style:style style:name="T6" style:family="text">
      <style:text-properties officeooo:rsid="00154386"/>
    </style:style>
    <style:style style:name="T7" style:family="text">
      <style:text-properties officeooo:rsid="00201efb"/>
    </style:style>
    <style:style style:name="T8" style:family="text">
      <style:text-properties officeooo:rsid="002db5c7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31bcb1" style:font-size-asian="14pt" style:font-size-complex="14pt"/>
    </style:style>
    <style:style style:name="T13" style:family="text">
      <style:text-properties fo:font-size="14pt" officeooo:rsid="002db5c7" style:font-size-asian="14pt" style:font-size-complex="14pt"/>
    </style:style>
    <style:style style:name="T14" style:family="text">
      <style:text-properties officeooo:rsid="0031bcb1"/>
    </style:style>
    <style:style style:name="T15" style:family="text">
      <style:text-properties officeooo:rsid="00332e8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UC12: </text:span>Rimuovi Operatore</text:p>
      <text:p text:style-name="P8"/>
      <text:p text:style-name="P2"><text:span text:style-name="T8">Test 1</text:span>:<text:tab/>Rimozione Operatore Elementare</text:p>
      <text:p text:style-name="P4"/>
      <text:p text:style-name="P3">Input:</text:p>
      <text:list xml:id="list2082948131842954920" text:style-name="L1">
        <text:list-item>
          <text:p text:style-name="P10">Apertura di un foglio di lavoro selezionando: File/Nuova Regola</text:p>
        </text:list-item>
        <text:list-item>
          <text:p text:style-name="P12">Inserimento nome regola “rule_n”</text:p>
        </text:list-item>
        <text:list-item>
          <text:p text:style-name="P10">Inserimento Operatore selezionando: Costante/long</text:p>
        </text:list-item>
        <text:list-item>
          <text:p text:style-name="P10">Selezion<text:span text:style-name="T6">e</text:span> con tasto destro sull’operatore inserito al passo precedente</text:p>
        </text:list-item>
        <text:list-item>
          <text:p text:style-name="P10">Selezione opzione ellimina dal context Menu</text:p>
        </text:list-item>
      </text:list>
      <text:p text:style-name="P3">Output atteso:</text:p>
      <text:list xml:id="list1690170568938466551" text:style-name="L2">
        <text:list-header>
          <text:p text:style-name="P14">L’operatore Costante viene rimosso dal foglio di lavoro</text:p>
        </text:list-header>
      </text:list>
      <text:p text:style-name="P4"/>
      <text:p text:style-name="P4"/>
      <text:p text:style-name="P4"/>
      <text:p text:style-name="P5"><text:span text:style-name="T13">Test 2</text:span><text:span text:style-name="T11">:<text:tab/>Rimozione Operatore Elementare </text:span><text:span text:style-name="T12">con collegamenti</text:span></text:p>
      <text:p text:style-name="P4"/>
      <text:p text:style-name="P3">Input:</text:p>
      <text:list xml:id="list4698813288719021694" text:style-name="L3">
        <text:list-item>
          <text:p text:style-name="P15">Apertura di un foglio di lavoro selezionando File/Nuova Regola</text:p>
        </text:list-item>
        <text:list-item>
          <text:p text:style-name="P17">Inserimento nome regola “rule_n”</text:p>
        </text:list-item>
        <text:list-item>
          <text:p text:style-name="P15">Inserimento Operatore selezionando Costante/long</text:p>
        </text:list-item>
        <text:list-item>
          <text:p text:style-name="P16">Inserimento Operatore selezionando <text:span text:style-name="T1">Somma</text:span>/long</text:p>
        </text:list-item>
        <text:list-item>
          <text:p text:style-name="P18">Collegamento <text:span text:style-name="T1">della porta di output dell’operatore costante con una porta di input dell’operatore somma</text:span></text:p>
        </text:list-item>
        <text:list-item>
          <text:p text:style-name="P19">Collegamento dell’altra porta di input dell’operatore somma con la porta di output dell’operatore costante <text:span text:style-name="T3">(cosi testiamo sia link come target che come source)</text:span></text:p>
        </text:list-item>
        <text:list-item>
          <text:p text:style-name="P15">Selezion<text:span text:style-name="T5">e</text:span> con tasto destro sull’operatore <text:span text:style-name="T2">costante</text:span></text:p>
        </text:list-item>
        <text:list-item>
          <text:p text:style-name="P15">Selezione opzione ellimina dal context Menu</text:p>
        </text:list-item>
      </text:list>
      <text:p text:style-name="P3">Output atteso:</text:p>
      <text:list xml:id="list5779887775315284619" text:style-name="L4">
        <text:list-header>
          <text:p text:style-name="P11">L’operatore <text:span text:style-name="T7">Costante</text:span> viene rimosso dal foglio di lavoro</text:p>
          <text:p text:style-name="P13">Vengono rimossi tutti i link i<text:span text:style-name="T4">nseriti</text:span></text:p>
        </text:list-header>
      </text:list>
      <text:p text:style-name="P1"/>
      <text:p text:style-name="P1"/>
      <text:p text:style-name="P1"/>
      <text:p text:style-name="P6"><text:span text:style-name="T9"><text:tab/></text:span><text:span text:style-name="T10">Note</text:span><text:span text:style-name="T9">:</text:span></text:p>
      <text:p text:style-name="P9"><text:tab/>Come evidenziato già nelle note delle precedenti fasi, si è deciso di lasciare ad una <text:tab/>successiva release del progetto <text:span text:style-name="T14">le funzionalità relative ad un Operatore Complesso</text:span></text:p>
      <text:p text:style-name="P9"><text:tab/>Rispetto al UC1<text:span text:style-name="T15">2</text:span> riportato nel SRS sono state effettuate le seguenti modifiche (come già <text:tab/>evidenziato nelle note delle fasi precedenti):</text:p>
      <text:list xml:id="list5721034695775695496" text:style-name="L5">
        <text:list-item>
          <text:p text:style-name="P20">Non è presente il punto <text:span text:style-name="T15">2 dello scenario principale</text:span></text:p>
        </text:list-item>
        <text:list-item>
          <text:p text:style-name="P21">Non è presente lo scenario alternativo 1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39:10.731669000</meta:creation-date>
    <meta:generator>LibreOffice/5.1.6.2$Linux_X86_64 LibreOffice_project/10m0$Build-2</meta:generator>
    <dc:date>2017-06-02T12:14:18.729570234</dc:date>
    <meta:editing-duration>PT55M57S</meta:editing-duration>
    <meta:editing-cycles>50</meta:editing-cycles>
    <meta:document-statistic meta:table-count="0" meta:image-count="0" meta:object-count="0" meta:page-count="1" meta:paragraph-count="28" meta:word-count="225" meta:character-count="1536" meta:non-whitespace-character-count="1351"/>
  </office:meta>
</office:document-meta>
</file>